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e43e" officeooo:paragraph-rsid="001ee43e"/>
    </style:style>
    <style:style style:name="P2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reformatted_20_Text"><text:bookmark text:name="rstudio_console_output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Larose 2 3 output</text:p>
      <text:p text:style-name="Preformatted_20_Text"/>
      <text:p text:style-name="Preformatted_20_Text"/>
      <text:p text:style-name="Preformatted_20_Text">The downloaded source packages are in</text:p>
      <text:p text:style-name="Preformatted_20_Text"><text:s text:c="8"/>‘/tmp/RtmpUglFwh/downloaded_packages’</text:p>
      <text:p text:style-name="Preformatted_20_Text">&gt; library(ggplot2)</text:p>
      <text:p text:style-name="Preformatted_20_Text">&gt; # Larose ch2 R code (p39)</text:p>
      <text:p text:style-name="Preformatted_20_Text">&gt; # read Cars and Cars2</text:p>
      <text:p text:style-name="Preformatted_20_Text">&gt; cars&lt;- read.csv(file="/media/user/1907USB/RonGitHUB/Larose/data/cars2.txt",stringsAsFactors = FALSE)</text:p>
      <text:p text:style-name="Preformatted_20_Text">&gt; #handel missing data</text:p>
      <text:p text:style-name="Preformatted_20_Text">&gt; cars.4var &lt;- cars[,c(1,3,4,8)]</text:p>
      <text:p text:style-name="Preformatted_20_Text">&gt; head(cars.4var)</text:p>
      <text:p text:style-name="Preformatted_20_Text"><text:s text:c="3"/>mpg cubicinches <text:s/>hp <text:s text:c="2"/>brand</text:p>
      <text:p text:style-name="Preformatted_20_Text">1 14.0 <text:s text:c="8"/>350 165 <text:s text:c="5"/>US</text:p>
      <text:p text:style-name="Preformatted_20_Text">2 31.9 <text:s text:c="9"/>89 <text:s/>71 <text:s/>Europe</text:p>
      <text:p text:style-name="Preformatted_20_Text">3 17.0 <text:s text:c="8"/>302 140 <text:s text:c="5"/>US</text:p>
      <text:p text:style-name="Preformatted_20_Text">4 15.0 <text:s text:c="8"/>400 150 <text:s text:c="5"/>US</text:p>
      <text:p text:style-name="Preformatted_20_Text">5 30.5 <text:s text:c="9"/>98 <text:s/>63 <text:s text:c="5"/>US</text:p>
      <text:p text:style-name="Preformatted_20_Text">6 23.0 <text:s text:c="8"/>350 125 <text:s text:c="5"/>US</text:p>
      <text:p text:style-name="Preformatted_20_Text">&gt; #try R code from p40 to 45 in chinese book</text:p>
      <text:p text:style-name="Preformatted_20_Text">&gt; #</text:p>
      <text:p text:style-name="Preformatted_20_Text">&gt; #</text:p>
      <text:p text:style-name="Preformatted_20_Text">&gt; #</text:p>
      <text:p text:style-name="Preformatted_20_Text">&gt; # Larose ch3 R code (p73)</text:p>
      <text:p text:style-name="Preformatted_20_Text">&gt; churn&lt;- read.csv(file="/media/user/1907USB/RonGitHUB/Larose/data/churn.txt",stringsAsFactors = TRUE)</text:p>
      <text:p text:style-name="Preformatted_20_Text">&gt; churn[1:10,]</text:p>
      <text:p text:style-name="Preformatted_20_Text"><text:s text:c="3"/>State Account.Length Area.Code <text:s text:c="3"/>Phone Int.l.Plan VMail.Plan VMail.Message</text:p>
      <text:p text:style-name="Preformatted_20_Text">1 <text:s text:c="4"/>KS <text:s text:c="11"/>128 <text:s text:c="6"/>415 382-4657 <text:s text:c="8"/>no <text:s text:c="7"/>yes <text:s text:c="11"/>25</text:p>
      <text:p text:style-name="Preformatted_20_Text">2 <text:s text:c="4"/>OH <text:s text:c="11"/>107 <text:s text:c="6"/>415 371-7191 <text:s text:c="8"/>no <text:s text:c="7"/>yes <text:s text:c="11"/>26</text:p>
      <text:p text:style-name="Preformatted_20_Text">3 <text:s text:c="4"/>NJ <text:s text:c="11"/>137 <text:s text:c="6"/>415 358-1921 <text:s text:c="8"/>no <text:s text:c="8"/>no <text:s text:c="12"/>0</text:p>
      <text:p text:style-name="Preformatted_20_Text">4 <text:s text:c="4"/>OH <text:s text:c="12"/>84 <text:s text:c="6"/>408 375-9999 <text:s text:c="7"/>yes <text:s text:c="8"/>no <text:s text:c="12"/>0</text:p>
      <text:p text:style-name="Preformatted_20_Text">5 <text:s text:c="4"/>OK <text:s text:c="12"/>75 <text:s text:c="6"/>415 330-6626 <text:s text:c="7"/>yes <text:s text:c="8"/>no <text:s text:c="12"/>0</text:p>
      <text:p text:style-name="Preformatted_20_Text">6 <text:s text:c="4"/>AL <text:s text:c="11"/>118 <text:s text:c="6"/>510 391-8027 <text:s text:c="7"/>yes <text:s text:c="8"/>no <text:s text:c="12"/>0</text:p>
      <text:p text:style-name="Preformatted_20_Text">7 <text:s text:c="4"/>MA <text:s text:c="11"/>121 <text:s text:c="6"/>510 355-9993 <text:s text:c="8"/>no <text:s text:c="7"/>yes <text:s text:c="11"/>24</text:p>
      <text:p text:style-name="Preformatted_20_Text">8 <text:s text:c="4"/>MO <text:s text:c="11"/>147 <text:s text:c="6"/>415 329-9001 <text:s text:c="7"/>yes <text:s text:c="8"/>no <text:s text:c="12"/>0</text:p>
      <text:p text:style-name="Preformatted_20_Text">9 <text:s text:c="4"/>LA <text:s text:c="11"/>117 <text:s text:c="6"/>408 335-4719 <text:s text:c="8"/>no <text:s text:c="8"/>no <text:s text:c="12"/>0</text:p>
      <text:p text:style-name="Preformatted_20_Text">10 <text:s text:c="3"/>WV <text:s text:c="11"/>141 <text:s text:c="6"/>415 330-8173 <text:s text:c="7"/>yes <text:s text:c="7"/>yes <text:s text:c="11"/>37</text:p>
      <text:p text:style-name="Preformatted_20_Text"><text:s text:c="3"/>Day.Mins Day.Calls Day.Charge Eve.Mins Eve.Calls Eve.Charge Night.Mins</text:p>
      <text:p text:style-name="Preformatted_20_Text">1 <text:s text:c="4"/>265.1 <text:s text:c="6"/>110 <text:s text:c="5"/>45.07 <text:s text:c="3"/>197.4 <text:s text:c="7"/>99 <text:s text:c="5"/>16.78 <text:s text:c="5"/>244.7</text:p>
      <text:p text:style-name="Preformatted_20_Text">2 <text:s text:c="4"/>161.6 <text:s text:c="6"/>123 <text:s text:c="5"/>27.47 <text:s text:c="3"/>195.5 <text:s text:c="6"/>103 <text:s text:c="5"/>16.62 <text:s text:c="5"/>254.4</text:p>
      <text:p text:style-name="Preformatted_20_Text">3 <text:s text:c="4"/>243.4 <text:s text:c="6"/>114 <text:s text:c="5"/>41.38 <text:s text:c="3"/>121.2 <text:s text:c="6"/>110 <text:s text:c="5"/>10.30 <text:s text:c="5"/>162.6</text:p>
      <text:p text:style-name="Preformatted_20_Text">4 <text:s text:c="4"/>299.4 <text:s text:c="7"/>71 <text:s text:c="5"/>50.90 <text:s text:c="4"/>61.9 <text:s text:c="7"/>88 <text:s text:c="6"/>5.26 <text:s text:c="5"/>196.9</text:p>
      <text:p text:style-name="Preformatted_20_Text">5 <text:s text:c="4"/>166.7 <text:s text:c="6"/>113 <text:s text:c="5"/>28.34 <text:s text:c="3"/>148.3 <text:s text:c="6"/>122 <text:s text:c="5"/>12.61 <text:s text:c="5"/>186.9</text:p>
      <text:p text:style-name="Preformatted_20_Text">6 <text:s text:c="4"/>223.4 <text:s text:c="7"/>98 <text:s text:c="5"/>37.98 <text:s text:c="3"/>220.6 <text:s text:c="6"/>101 <text:s text:c="5"/>18.75 <text:s text:c="5"/>203.9</text:p>
      <text:p text:style-name="Preformatted_20_Text">7 <text:s text:c="4"/>218.2 <text:s text:c="7"/>88 <text:s text:c="5"/>37.09 <text:s text:c="3"/>348.5 <text:s text:c="6"/>108 <text:s text:c="5"/>29.62 <text:s text:c="5"/>212.6</text:p>
      <text:p text:style-name="Preformatted_20_Text">8 <text:s text:c="4"/>157.0 <text:s text:c="7"/>79 <text:s text:c="5"/>26.69 <text:s text:c="3"/>103.1 <text:s text:c="7"/>94 <text:s text:c="6"/>8.76 <text:s text:c="5"/>211.8</text:p>
      <text:p text:style-name="Preformatted_20_Text">9 <text:s text:c="4"/>184.5 <text:s text:c="7"/>97 <text:s text:c="5"/>31.37 <text:s text:c="3"/>351.6 <text:s text:c="7"/>80 <text:s text:c="5"/>29.89 <text:s text:c="5"/>215.8</text:p>
      <text:p text:style-name="Preformatted_20_Text">10 <text:s text:c="3"/>258.6 <text:s text:c="7"/>84 <text:s text:c="5"/>43.96 <text:s text:c="3"/>222.0 <text:s text:c="6"/>111 <text:s text:c="5"/>18.87 <text:s text:c="5"/>326.4</text:p>
      <text:p text:style-name="Preformatted_20_Text"><text:s text:c="3"/>Night.Calls Night.Charge Intl.Mins Intl.Calls Intl.Charge CustServ.Calls</text:p>
      <text:p text:style-name="Preformatted_20_Text"><text:soft-page-break/>1 <text:s text:c="10"/>91 <text:s text:c="7"/>11.01 <text:s text:c="5"/>10.0 <text:s text:c="9"/>3 <text:s text:c="7"/>2.70 <text:s text:c="13"/>1</text:p>
      <text:p text:style-name="Preformatted_20_Text">2 <text:s text:c="9"/>103 <text:s text:c="7"/>11.45 <text:s text:c="5"/>13.7 <text:s text:c="9"/>3 <text:s text:c="7"/>3.70 <text:s text:c="13"/>1</text:p>
      <text:p text:style-name="Preformatted_20_Text">3 <text:s text:c="9"/>104 <text:s text:c="8"/>7.32 <text:s text:c="5"/>12.2 <text:s text:c="9"/>5 <text:s text:c="7"/>3.29 <text:s text:c="13"/>0</text:p>
      <text:p text:style-name="Preformatted_20_Text">4 <text:s text:c="10"/>89 <text:s text:c="8"/>8.86 <text:s text:c="6"/>6.6 <text:s text:c="9"/>7 <text:s text:c="7"/>1.78 <text:s text:c="13"/>2</text:p>
      <text:p text:style-name="Preformatted_20_Text">5 <text:s text:c="9"/>121 <text:s text:c="8"/>8.41 <text:s text:c="5"/>10.1 <text:s text:c="9"/>3 <text:s text:c="7"/>2.73 <text:s text:c="13"/>3</text:p>
      <text:p text:style-name="Preformatted_20_Text">6 <text:s text:c="9"/>118 <text:s text:c="8"/>9.18 <text:s text:c="6"/>6.3 <text:s text:c="9"/>6 <text:s text:c="7"/>1.70 <text:s text:c="13"/>0</text:p>
      <text:p text:style-name="Preformatted_20_Text">7 <text:s text:c="9"/>118 <text:s text:c="8"/>9.57 <text:s text:c="6"/>7.5 <text:s text:c="9"/>7 <text:s text:c="7"/>2.03 <text:s text:c="13"/>3</text:p>
      <text:p text:style-name="Preformatted_20_Text">8 <text:s text:c="10"/>96 <text:s text:c="8"/>9.53 <text:s text:c="6"/>7.1 <text:s text:c="9"/>6 <text:s text:c="7"/>1.92 <text:s text:c="13"/>0</text:p>
      <text:p text:style-name="Preformatted_20_Text">9 <text:s text:c="10"/>90 <text:s text:c="8"/>9.71 <text:s text:c="6"/>8.7 <text:s text:c="9"/>4 <text:s text:c="7"/>2.35 <text:s text:c="13"/>1</text:p>
      <text:p text:style-name="Preformatted_20_Text">10 <text:s text:c="9"/>97 <text:s text:c="7"/>14.69 <text:s text:c="5"/>11.2 <text:s text:c="9"/>5 <text:s text:c="7"/>3.02 <text:s text:c="13"/>0</text:p>
      <text:p text:style-name="Preformatted_20_Text"><text:s text:c="3"/>Churn.</text:p>
      <text:p text:style-name="Preformatted_20_Text">1 <text:s/>False.</text:p>
      <text:p text:style-name="Preformatted_20_Text">2 <text:s/>False.</text:p>
      <text:p text:style-name="Preformatted_20_Text">3 <text:s/>False.</text:p>
      <text:p text:style-name="Preformatted_20_Text">4 <text:s/>False.</text:p>
      <text:p text:style-name="Preformatted_20_Text">5 <text:s/>False.</text:p>
      <text:p text:style-name="Preformatted_20_Text">6 <text:s/>False.</text:p>
      <text:p text:style-name="Preformatted_20_Text">7 <text:s/>False.</text:p>
      <text:p text:style-name="Preformatted_20_Text">8 <text:s/>False.</text:p>
      <text:p text:style-name="Preformatted_20_Text">9 <text:s/>False.</text:p>
      <text:p text:style-name="Preformatted_20_Text">10 False.</text:p>
      <text:p text:style-name="Preformatted_20_Text">&gt; View(churn)</text:p>
      <text:p text:style-name="Preformatted_20_Text">&gt; # summary</text:p>
      <text:p text:style-name="Preformatted_20_Text">&gt; sum.churn&lt;-summary(churn$Churn.)</text:p>
      <text:p text:style-name="Preformatted_20_Text">&gt; sum.churn</text:p>
      <text:p text:style-name="Preformatted_20_Text">False. <text:s/>True. </text:p>
      <text:p text:style-name="Preformatted_20_Text"><text:s text:c="2"/>2850 <text:s text:c="3"/>483 </text:p>
      <text:p text:style-name="Preformatted_20_Text">&gt; # bar plot of churn , p74 top</text:p>
      <text:p text:style-name="Preformatted_20_Text">&gt; # churn vs international plan</text:p>
      <text:p text:style-name="Preformatted_20_Text">&gt; counts&lt;- table(churn@Churn., churn$Int.l.Plan,dnn=c("Churn","International Plan"))</text:p>
      <text:p text:style-name="Preformatted_20_Text">Error in table(churn@Churn., churn$Int.l.Plan, dnn = c("Churn", "International Plan")) : </text:p>
      <text:p text:style-name="Preformatted_20_Text"><text:s text:c="2"/>trying to get slot "Churn." from an object (class "data.frame") that is not an S4 object </text:p>
      <text:p text:style-name="Preformatted_20_Text">&gt; counts</text:p>
      <text:p text:style-name="Preformatted_20_Text">Error: object 'counts' not found</text:p>
      <text:p text:style-name="Preformatted_20_Text">&gt; counts&lt;- table(churn$Churn., churn$Int.l.Plan,dnn=c("Churn","International Plan"))</text:p>
      <text:p text:style-name="Preformatted_20_Text">&gt; counts</text:p>
      <text:p text:style-name="Preformatted_20_Text"><text:s text:c="8"/>International Plan</text:p>
      <text:p text:style-name="Preformatted_20_Text">Churn <text:s text:c="5"/>no <text:s/>yes</text:p>
      <text:p text:style-name="Preformatted_20_Text"><text:s text:c="2"/>False. 2664 <text:s/>186</text:p>
      <text:p text:style-name="Preformatted_20_Text"><text:s text:c="2"/>True. <text:s text:c="2"/>346 <text:s/>137</text:p>
      <text:p text:style-name="Preformatted_20_Text">&gt; # summary table for 2 variables</text:p>
      <text:p text:style-name="Preformatted_20_Text">&gt; sumtable &lt;- addmargins(counts, FUN=sum)</text:p>
      <text:p text:style-name="Preformatted_20_Text">Margins computed over dimensions</text:p>
      <text:p text:style-name="Preformatted_20_Text">in the following order:</text:p>
      <text:p text:style-name="Preformatted_20_Text">1: Churn</text:p>
      <text:p text:style-name="Preformatted_20_Text">2: International Plan</text:p>
      <text:p text:style-name="Preformatted_20_Text">&gt; sumtable</text:p>
      <text:p text:style-name="Preformatted_20_Text"><text:s text:c="8"/>International Plan</text:p>
      <text:p text:style-name="Preformatted_20_Text">Churn <text:s text:c="5"/>no <text:s/>yes <text:s/>sum</text:p>
      <text:p text:style-name="Preformatted_20_Text"><text:s text:c="2"/>False. 2664 <text:s/>186 2850</text:p>
      <text:p text:style-name="Preformatted_20_Text"><text:s text:c="2"/>True. <text:s text:c="2"/>346 <text:s/>137 <text:s/>483</text:p>
      <text:p text:style-name="Preformatted_20_Text"><text:s text:c="2"/>sum <text:s text:c="3"/>3010 <text:s/>323 3333</text:p>
      <text:p text:style-name="Preformatted_20_Text">&gt; # sum percentage by row</text:p>
      <text:p text:style-name="Preformatted_20_Text">&gt; row.margin&lt;- round(prop.table(counts, margin = 1),4)*100</text:p>
      <text:p text:style-name="Preformatted_20_Text">&gt; row.margin</text:p>
      <text:p text:style-name="Preformatted_20_Text"><text:s text:c="8"/>International Plan</text:p>
      <text:p text:style-name="Preformatted_20_Text">Churn <text:s text:c="6"/>no <text:s text:c="2"/>yes</text:p>
      <text:p text:style-name="Preformatted_20_Text"><text:s text:c="2"/>False. 93.47 <text:s/>6.53</text:p>
      <text:p text:style-name="Preformatted_20_Text"><text:s text:c="2"/>True. <text:s/>71.64 28.36</text:p>
      <text:p text:style-name="Preformatted_20_Text">&gt; # sum percentage by columns</text:p>
      <text:p text:style-name="Preformatted_20_Text"><text:soft-page-break/>&gt; col.margin&lt;- round(prop.table(counts, margin = 2),4)*100</text:p>
      <text:p text:style-name="Preformatted_20_Text">&gt; col.margin</text:p>
      <text:p text:style-name="Preformatted_20_Text"><text:s text:c="8"/>International Plan</text:p>
      <text:p text:style-name="Preformatted_20_Text">Churn <text:s text:c="6"/>no <text:s text:c="2"/>yes</text:p>
      <text:p text:style-name="Preformatted_20_Text"><text:s text:c="2"/>False. 88.50 57.59</text:p>
      <text:p text:style-name="Preformatted_20_Text"><text:s text:c="2"/>True. <text:s/>11.50 42.41</text:p>
      <text:p text:style-name="Preformatted_20_Text">&gt; # bar plot , p75 bottom</text:p>
      <text:p text:style-name="Preformatted_20_Text">&gt; #</text:p>
      <text:p text:style-name="Preformatted_20_Text">&gt; #bar plot, p76 top</text:p>
      <text:p text:style-name="Preformatted_20_Text">&gt; # histogram</text:p>
      <text:p text:style-name="Preformatted_20_Text">&gt; hist(churn$CustServ.Calls, </text:p>
      <text:p text:style-name="Preformatted_20_Text">+ <text:s text:c="5"/>xlim=c(0,10)</text:p>
      <text:p text:style-name="Preformatted_20_Text">+ <text:s text:c="5"/>col="lightblue",</text:p>
      <text:p text:style-name="Preformatted_20_Text">Error: unexpected symbol in:</text:p>
      <text:p text:style-name="Preformatted_20_Text">" <text:s text:c="4"/>xlim=c(0,10)</text:p>
      <text:p text:style-name="Preformatted_20_Text"><text:s text:c="5"/>col"</text:p>
      <text:p text:style-name="Preformatted_20_Text">&gt; <text:s text:c="5"/>ylab="Count",</text:p>
      <text:p text:style-name="Preformatted_20_Text">Error: unexpected ',' in " <text:s text:c="4"/>ylab="Count","</text:p>
      <text:p text:style-name="Preformatted_20_Text">&gt; <text:s text:c="5"/>xlab="Customer Service Calls",</text:p>
      <text:p text:style-name="Preformatted_20_Text">Error: unexpected ',' in " <text:s text:c="4"/>xlab="Customer Service Calls","</text:p>
      <text:p text:style-name="Preformatted_20_Text">&gt; <text:s text:c="5"/>main="Histogram of Cust Svc calls")</text:p>
      <text:p text:style-name="Preformatted_20_Text">Error: unexpected ')' in " <text:s text:c="4"/>main="Histogram of Cust Svc calls")"</text:p>
      <text:p text:style-name="Preformatted_20_Text">&gt; hist(churn$CustServ.Calls, </text:p>
      <text:p text:style-name="Preformatted_20_Text">+ <text:s text:c="5"/>xlim=c(0,10),</text:p>
      <text:p text:style-name="Preformatted_20_Text">+ <text:s text:c="5"/>col="lightblue",</text:p>
      <text:p text:style-name="Preformatted_20_Text">+ <text:s text:c="5"/>ylab="Count",</text:p>
      <text:p text:style-name="Preformatted_20_Text">+ <text:s text:c="5"/>xlab="Customer Service Calls",</text:p>
      <text:p text:style-name="Preformatted_20_Text">+ <text:s text:c="5"/>main="Histogram of Cust Svc calls")</text:p>
      <text:p text:style-name="Preformatted_20_Text">&gt; # use ggplot2 to generate bar charts , p77</text:p>
      <text:p text:style-name="Preformatted_20_Text">&gt; ggplot() +</text:p>
      <text:p text:style-name="Preformatted_20_Text">+ <text:s text:c="2"/>geom_bar((data=churn,</text:p>
      <text:p text:style-name="Preformatted_20_Text">Error: unexpected ',' in:</text:p>
      <text:p text:style-name="Preformatted_20_Text">"ggplot() +</text:p>
      <text:p text:style-name="Preformatted_20_Text"><text:s text:c="2"/>geom_bar((data=churn,"</text:p>
      <text:p text:style-name="Preformatted_20_Text">&gt; <text:s text:c="12"/>aes(x=factor(churn$CustServ.Calls),</text:p>
      <text:p text:style-name="Preformatted_20_Text">+ <text:s text:c="12"/>fill=factor(churn$Churn.),</text:p>
      <text:p text:style-name="Preformatted_20_Text">+ <text:s text:c="12"/>position="stack") +</text:p>
      <text:p text:style-name="Preformatted_20_Text">+ <text:s text:c="12"/>scale_x_discrete("Cust Svc calls") +</text:p>
      <text:p text:style-name="Preformatted_20_Text">+ <text:s text:c="12"/>scale_y_continuous("Percent")+</text:p>
      <text:p text:style-name="Preformatted_20_Text">+ <text:s text:c="12"/>guides(fill=guide_legend((title="Churn"))+</text:p>
      <text:p text:style-name="Preformatted_20_Text">+ <text:s text:c="12"/>scale_fill_manual((values=c("blue", "red"))</text:p>
      <text:p text:style-name="Preformatted_20_Text">+ ggplot() +</text:p>
      <text:p text:style-name="Preformatted_20_Text">Error: unexpected symbol in:</text:p>
      <text:p text:style-name="Preformatted_20_Text">" <text:s text:c="11"/>scale_fill_manual((values=c("blue", "red"))</text:p>
      <text:p text:style-name="Preformatted_20_Text">ggplot"</text:p>
      <text:p text:style-name="Preformatted_20_Text">&gt; <text:s text:c="2"/>geom_bar(data=churn,</text:p>
      <text:p text:style-name="Preformatted_20_Text">+ <text:s text:c="12"/>aes(x=factor(churn$CustServ.Calls),</text:p>
      <text:p text:style-name="Preformatted_20_Text">+ <text:s text:c="12"/>fill=factor(churn$Churn.),</text:p>
      <text:p text:style-name="Preformatted_20_Text">+ <text:s text:c="12"/>position="stack") +</text:p>
      <text:p text:style-name="Preformatted_20_Text">+ <text:s text:c="12"/>scale_x_discrete("Cust Svc calls") +</text:p>
      <text:p text:style-name="Preformatted_20_Text">+ <text:s text:c="12"/>scale_y_continuous("Percent")+</text:p>
      <text:p text:style-name="Preformatted_20_Text">+ <text:s text:c="12"/>guides(fill=guide_legend((title="Churn"))+</text:p>
      <text:p text:style-name="Preformatted_20_Text">+ <text:s text:c="12"/>scale_fill_manual((values=c("blue", "red"))</text:p>
      <text:p text:style-name="Preformatted_20_Text">+ ggplot() </text:p>
      <text:p text:style-name="Preformatted_20_Text">Error: unexpected symbol in:</text:p>
      <text:p text:style-name="Preformatted_20_Text">" <text:s text:c="11"/>scale_fill_manual((values=c("blue", "red"))</text:p>
      <text:p text:style-name="Preformatted_20_Text">ggplot"</text:p>
      <text:p text:style-name="Preformatted_20_Text">&gt; <text:s text:c="2"/>geom_bar(data=churn,</text:p>
      <text:p text:style-name="Preformatted_20_Text">+ <text:s text:c="12"/>aes(x=factor(churn$CustServ.Calls),</text:p>
      <text:p text:style-name="Preformatted_20_Text">+ <text:s text:c="12"/>fill=factor(churn$Churn.),</text:p>
      <text:p text:style-name="Preformatted_20_Text">+ <text:s text:c="12"/>position="stack") </text:p>
      <text:p text:style-name="Preformatted_20_Text">+ <text:s text:c="12"/>scale_x_discrete("Cust Svc calls")</text:p>
      <text:p text:style-name="Preformatted_20_Text">Error: unexpected symbol in:</text:p>
      <text:p text:style-name="Preformatted_20_Text">" <text:s text:c="11"/>position="stack") </text:p>
      <text:p text:style-name="Preformatted_20_Text"><text:soft-page-break/><text:s text:c="12"/>scale_x_discrete"</text:p>
      <text:p text:style-name="Preformatted_20_Text">&gt; <text:s text:c="12"/>scale_y_continuous("Percent")</text:p>
      <text:p text:style-name="Preformatted_20_Text">&lt;ScaleContinuousPosition&gt;</text:p>
      <text:p text:style-name="Preformatted_20_Text"><text:s/>Range: <text:s/></text:p>
      <text:p text:style-name="Preformatted_20_Text"><text:s/>Limits: <text:s text:c="3"/>0 -- <text:s text:c="3"/>1</text:p>
      <text:p text:style-name="Preformatted_20_Text">&gt; <text:s text:c="12"/>guides(fill=guide_legend((title="Churn"))</text:p>
      <text:p text:style-name="Preformatted_20_Text">+ <text:s text:c="12"/>scale_fill_manual((values=c("blue", "red"))</text:p>
      <text:p text:style-name="Preformatted_20_Text">Error: unexpected symbol in:</text:p>
      <text:p text:style-name="Preformatted_20_Text">" <text:s text:c="11"/>guides(fill=guide_legend((title="Churn"))</text:p>
      <text:p text:style-name="Preformatted_20_Text"><text:s text:c="12"/>scale_fill_manual"</text:p>
      <text:p text:style-name="Preformatted_20_Text">&gt; ggplot() +</text:p>
      <text:p text:style-name="Preformatted_20_Text">+ <text:s text:c="2"/>geom_bar(data=churn,</text:p>
      <text:p text:style-name="Preformatted_20_Text">+ <text:s text:c="12"/>aes(x=factor(churn$CustServ.Calls),</text:p>
      <text:p text:style-name="Preformatted_20_Text">+ <text:s text:c="12"/>fill=factor(churn$Churn.)),</text:p>
      <text:p text:style-name="Preformatted_20_Text">+ <text:s text:c="12"/>position="stack") +</text:p>
      <text:p text:style-name="Preformatted_20_Text">+ <text:s text:c="12"/>scale_x_discrete("Cust Svc calls") +</text:p>
      <text:p text:style-name="Preformatted_20_Text">+ <text:s text:c="12"/>scale_y_continuous("Percent") +</text:p>
      <text:p text:style-name="Preformatted_20_Text">+ <text:s text:c="12"/>guides(fill=guide_legend((title="Churn")) +</text:p>
      <text:p text:style-name="Preformatted_20_Text">+ <text:s text:c="12"/>scale_fill_manual(values=c("blue", "red"))</text:p>
      <text:p text:style-name="Preformatted_20_Text">+ </text:p>
      <text:p text:style-name="Preformatted_20_Text">+ </text:p>
      <text:p text:style-name="Preformatted_20_Text"/>
      <text:p text:style-name="Preformatted_20_Text">&gt; ggplot() +</text:p>
      <text:p text:style-name="Preformatted_20_Text">+ <text:s text:c="6"/>geom_bar(data=churn,</text:p>
      <text:p text:style-name="Preformatted_20_Text">+ <text:s text:c="6"/>aes(x=factor(churn$CustServ.Calls),</text:p>
      <text:p text:style-name="Preformatted_20_Text">+ <text:s text:c="6"/>fill=factor(churn$Churn.)),</text:p>
      <text:p text:style-name="Preformatted_20_Text">+ <text:s text:c="6"/>position="fill") +</text:p>
      <text:p text:style-name="Preformatted_20_Text">+ <text:s text:c="6"/>scale_x_discrete("Cust Svc calls") +</text:p>
      <text:p text:style-name="Preformatted_20_Text">+ <text:s text:c="6"/>scale_y_continuous("Percent") +</text:p>
      <text:p text:style-name="Preformatted_20_Text">+ <text:s text:c="6"/>guides(fill=guide_legend((title="Churn")) +</text:p>
      <text:p text:style-name="Preformatted_20_Text">+ <text:s text:c="23"/>scale_fill_manual(values=c("blue", "red"))</text:p>
      <text:p text:style-name="Preformatted_20_Text">+ )</text:p>
      <text:p text:style-name="Preformatted_20_Text">Warning messages:</text:p>
      <text:p text:style-name="Preformatted_20_Text">1: Use of `churn$CustServ.Calls` is discouraged. Use `CustServ.Calls` instead. </text:p>
      <text:p text:style-name="Preformatted_20_Text">2: Use of `churn$Churn.` is discouraged. Use `Churn.` instead. </text:p>
      <text:p text:style-name="Preformatted_20_Text">&gt; ggplot() +</text:p>
      <text:p text:style-name="Preformatted_20_Text">+ <text:s text:c="2"/>geom_bar(data=churn,</text:p>
      <text:p text:style-name="Preformatted_20_Text">+ <text:s text:c="12"/>aes(x=factor(churn$CustServ.Calls),</text:p>
      <text:p text:style-name="Preformatted_20_Text">+ <text:s text:c="12"/>fill=factor(churn$Churn.)),</text:p>
      <text:p text:style-name="Preformatted_20_Text">+ <text:s text:c="12"/>position="stack") +</text:p>
      <text:p text:style-name="Preformatted_20_Text">+ <text:s text:c="12"/>scale_x_discrete("Cust Svc calls") +</text:p>
      <text:p text:style-name="Preformatted_20_Text">+ <text:s text:c="12"/>scale_y_continuous("Percent") +</text:p>
      <text:p text:style-name="Preformatted_20_Text">+ <text:s text:c="12"/>guides(fill=guide_legend((title="Churn")) +</text:p>
      <text:p text:style-name="Preformatted_20_Text">+ <text:s text:c="12"/>scale_fill_manual(values=c("blue", "red"))</text:p>
      <text:p text:style-name="Preformatted_20_Text">+ <text:s text:c="12"/>) </text:p>
      <text:p text:style-name="Preformatted_20_Text">Warning messages:</text:p>
      <text:p text:style-name="Preformatted_20_Text">1: Use of `churn$CustServ.Calls` is discouraged. Use `CustServ.Calls` instead. </text:p>
      <text:p text:style-name="Preformatted_20_Text">2: Use of `churn$Churn.` is discouraged. Use `Churn.` instead. </text:p>
      <text:p text:style-name="Preformatted_20_Text">&gt; # 2 sample t-test on international calls</text:p>
      <text:p text:style-name="Preformatted_20_Text">&gt; # separate to two chunks</text:p>
      <text:p text:style-name="Preformatted_20_Text">&gt; churn.false &lt;- subset(churn, </text:p>
      <text:p text:style-name="Preformatted_20_Text">+ <text:s text:c="22"/>churn$Churn. = "False")</text:p>
      <text:p text:style-name="Preformatted_20_Text">Error: unexpected '=' in:</text:p>
      <text:p text:style-name="Preformatted_20_Text">"churn.false &lt;- subset(churn, </text:p>
      <text:p text:style-name="Preformatted_20_Text"><text:s text:c="22"/>churn$Churn. ="</text:p>
      <text:p text:style-name="Preformatted_20_Text">&gt; churn.true &lt;- subset(churn, </text:p>
      <text:p text:style-name="Preformatted_20_Text">+ <text:s text:c="22"/>churn$Churn. = "True")</text:p>
      <text:p text:style-name="Preformatted_20_Text">Error: unexpected '=' in:</text:p>
      <text:p text:style-name="Preformatted_20_Text">"churn.true &lt;- subset(churn, </text:p>
      <text:p text:style-name="Preformatted_20_Text"><text:s text:c="22"/>churn$Churn. ="</text:p>
      <text:p text:style-name="Preformatted_20_Text">&gt; churn.false &lt;- subset(churn, </text:p>
      <text:p text:style-name="Preformatted_20_Text">+ <text:s text:c="22"/>churn$Churn. == "False")</text:p>
      <text:p text:style-name="Preformatted_20_Text">&gt; churn.true &lt;- subset(churn, </text:p>
      <text:p text:style-name="Preformatted_20_Text">+ <text:s text:c="22"/>churn$Churn. == "True")</text:p>
      <text:p text:style-name="Preformatted_20_Text"><text:soft-page-break/>&gt; # test</text:p>
      <text:p text:style-name="Preformatted_20_Text">&gt; t.test(churn.false$Intl.Calls, </text:p>
      <text:p text:style-name="Preformatted_20_Text">+ <text:s text:c="7"/>churn.true$Intl.Calls)</text:p>
      <text:p text:style-name="Preformatted_20_Text">Error in t.test.default(churn.false$Intl.Calls, churn.true$Intl.Calls) : </text:p>
      <text:p text:style-name="Preformatted_20_Text"><text:s text:c="2"/>not enough 'x' observations</text:p>
      <text:p text:style-name="Preformatted_20_Text">&gt; churn.false &lt;- subset(churn, </text:p>
      <text:p text:style-name="Preformatted_20_Text">+ <text:s text:c="22"/>churn$Churn. === "False")</text:p>
      <text:p text:style-name="Preformatted_20_Text">Error: unexpected '=' in:</text:p>
      <text:p text:style-name="Preformatted_20_Text">"churn.false &lt;- subset(churn, </text:p>
      <text:p text:style-name="Preformatted_20_Text"><text:s text:c="22"/>churn$Churn. ==="</text:p>
      <text:p text:style-name="Preformatted_20_Text">&gt; churn.false &lt;- subset(churn, </text:p>
      <text:p text:style-name="Preformatted_20_Text">+ <text:s text:c="22"/>churn$Churn. ==== "False")</text:p>
      <text:p text:style-name="Preformatted_20_Text">Error: unexpected '==' in:</text:p>
      <text:p text:style-name="Preformatted_20_Text">"churn.false &lt;- subset(churn, </text:p>
      <text:p text:style-name="Preformatted_20_Text"><text:s text:c="22"/>churn$Churn. ===="</text:p>
      <text:p text:style-name="Preformatted_20_Text">&gt; churn.false &lt;- subset(churn, </text:p>
      <text:p text:style-name="Preformatted_20_Text">+ <text:s text:c="22"/>churn$Churn. == "False")</text:p>
      <text:p text:style-name="Preformatted_20_Text">&gt; View(churn)</text:p>
      <text:p text:style-name="Preformatted_20_Text">&gt; # scatter plot matrix</text:p>
      <text:p text:style-name="Preformatted_20_Text">&gt; pairs(churn$Day.Mins+churn$Day.Calls+churn$Day.Charge)</text:p>
      <text:p text:style-name="Preformatted_20_Text">Error in pairs.default(churn$Day.Mins + churn$Day.Calls + churn$Day.Charge) : </text:p>
      <text:p text:style-name="Preformatted_20_Text"><text:s text:c="2"/>only one column in the argument to 'pairs'</text:p>
      <text:p text:style-name="Preformatted_20_Text">&gt; pairs(churn$Day.Mins,churn$Day.Calls,churn$Day.Charge)</text:p>
      <text:p text:style-name="Preformatted_20_Text">Error in match.fun(panel) : </text:p>
      <text:p text:style-name="Preformatted_20_Text"><text:s text:c="2"/>'churn$Day.Charge' is not a function, character or symbol</text:p>
      <text:p text:style-name="Preformatted_20_Text">&gt; View(churn)</text:p>
      <text:p text:style-name="Preformatted_20_Text">&gt; # 2 sample t-test on international calls</text:p>
      <text:p text:style-name="Preformatted_20_Text">&gt; # separate to two chunks ***</text:p>
      <text:p text:style-name="Preformatted_20_Text">&gt; churn.false &lt;- subset(churn, </text:p>
      <text:p text:style-name="Preformatted_20_Text">+ <text:s text:c="22"/>churn$Churn. == "False.")</text:p>
      <text:p text:style-name="Preformatted_20_Text">&gt; churn.true &lt;- subset(churn, </text:p>
      <text:p text:style-name="Preformatted_20_Text">+ <text:s text:c="22"/>churn$Churn. == "True.")</text:p>
      <text:p text:style-name="Preformatted_20_Text">&gt; # test</text:p>
      <text:p text:style-name="Preformatted_20_Text">&gt; t.test(churn.false$Intl.Calls, </text:p>
      <text:p text:style-name="Preformatted_20_Text">+ <text:s text:c="7"/>churn.true$Intl.Calls)</text:p>
      <text:p text:style-name="Preformatted_20_Text"/>
      <text:p text:style-name="Preformatted_20_Text"><text:s text:c="8"/>Welch Two Sample t-test</text:p>
      <text:p text:style-name="Preformatted_20_Text"/>
      <text:p text:style-name="Preformatted_20_Text">data: <text:s/>churn.false$Intl.Calls and churn.true$Intl.Calls</text:p>
      <text:p text:style-name="Preformatted_20_Text">t = 2.9604, df = 640.64, p-value = 0.003186</text:p>
      <text:p text:style-name="Preformatted_20_Text">alternative hypothesis: true difference in means is not equal to 0</text:p>
      <text:p text:style-name="Preformatted_20_Text">95 percent confidence interval:</text:p>
      <text:p text:style-name="Preformatted_20_Text"><text:s/>0.1243807 0.6144620</text:p>
      <text:p text:style-name="Preformatted_20_Text">sample estimates:</text:p>
      <text:p text:style-name="Preformatted_20_Text">mean of x mean of y </text:p>
      <text:p text:style-name="P2"><text:s/>4.532982 <text:s/>4.163561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09:09:52.851607640</meta:creation-date>
    <dc:date>2020-05-02T09:18:24.404887576</dc:date>
    <meta:editing-duration>PT8M32S</meta:editing-duration>
    <meta:editing-cycles>1</meta:editing-cycles>
    <meta:document-statistic meta:table-count="0" meta:image-count="0" meta:object-count="0" meta:page-count="5" meta:paragraph-count="278" meta:word-count="1131" meta:character-count="10440" meta:non-whitespace-character-count="7010"/>
    <meta:generator>LibreOffice/6.1.5.2$Linux_X86_64 LibreOffice_project/10$Build-2</meta:generator>
  </office:meta>
</office:document-meta>
</file>